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1" style:family="text">
      <style:text-properties fo:background-color="#ffff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She gazed at the magnolia wall to her left. <text:s/>Hung just to the left of an old oak wooden bookcase was a small framed picture of a sailing ship ploughing its way through an inhospitable sea. <text:s/>The image combined with the most recent news induced an overbearing sense of nausea not unlike sea sickness. <text:s/>Three faces in that one moderately sized room each with the expression that only partially revealed the analyses and conclusions of the sequence of events that had brought them to this position today.</text:p>
      <text:p text:style-name="Standard"/>
      <text:p text:style-name="Standard">Slightly unexpected in her case, she didn't fit the normal<text:span text:style-name="T1"> “acorn portfolio”</text:span>, but then again very few people did fit with statistical norms. <text:s/>He must have known her since she had been days old as she had been registered to his surgery from just after birth, but his first memory of her was when she had been two and a half. <text:s/>She had been brought into his surgery with some minor complaint . <text:s/>He couldn't remember what it had even been now, but what had stuck in his mind was the sudden transition from exceedingly shy, barely able to show her face as she hung tight to her mothers shoulder who had carried her through the door, to such natural confidence that she had been able to sing him moon river in entirety just before she left the surgery. <text:s/></text:p>
      <text:p text:style-name="Standard"/>
      <text:p text:style-name="Standard">And now she was one of the bewildered, lost, confused and terrified. <text:s/>Her mother revealed panic and anger “Who was it?”</text:p>
      <text:p text:style-name="Standard">“I don't know” the reply came from a long way away. <text:s/>She wished she'd accepted when Dr Mallory had offered to speak to her alone. <text:s/>But how could she have known what he would say. <text:s/>And anyway it had to be a mistake. “I mean, it isn't anybodies” she looked back at the doctor whose stoney gaze rested between them. <text:s/>“I know how these things work, I mean, it can't” <text:s/>she composed herself and turned to face her mother “I haven't had sex with anyone … I mean … ever” she turned away and her voice became small agai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P Curati</meta:initial-creator>
    <meta:creation-date>2008-11-07T18:30:05</meta:creation-date>
    <dc:date>2013-10-29T15:58:00</dc:date>
    <meta:editing-cycles>3</meta:editing-cycles>
    <meta:editing-duration>PT48M14S</meta:editing-duration>
    <meta:document-statistic meta:table-count="0" meta:image-count="0" meta:object-count="0" meta:page-count="1" meta:paragraph-count="4" meta:word-count="346" meta:character-count="1879" meta:non-whitespace-character-count="1523"/>
    <meta:user-defined meta:name="Info 1"/>
    <meta:user-defined meta:name="Info 2"/>
    <meta:user-defined meta:name="Info 3"/>
    <meta:user-defined meta:name="Info 4"/>
  </office:meta>
</office:document-meta>
</file>